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7dd93"/>
    </style:style>
    <style:style style:name="P2" style:family="paragraph" style:parent-style-name="Standard">
      <style:text-properties officeooo:rsid="0004ae52" officeooo:paragraph-rsid="000ec65c"/>
    </style:style>
    <style:style style:name="T1" style:family="text">
      <style:text-properties officeooo:rsid="0005e551"/>
    </style:style>
    <style:style style:name="T2" style:family="text">
      <style:text-properties officeooo:rsid="0009bc41"/>
    </style:style>
    <style:style style:name="T3" style:family="text">
      <style:text-properties officeooo:rsid="000a118b"/>
    </style:style>
    <style:style style:name="T4" style:family="text">
      <style:text-properties officeooo:rsid="000ce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ne : </text:p>
      <text:p text:style-name="P1">app :</text:p>
      <text:p text:style-name="P1">build :</text:p>
      <text:p text:style-name="P1">cursors :</text:p>
      <text:p text:style-name="P1">data :</text:p>
      <text:p text:style-name="P1">desktop :<text:span text:style-name="T1">contient les images pour le bureau.</text:span></text:p>
      <text:p text:style-name="P1">devel-docs :</text:p>
      <text:p text:style-name="P1">docs :<text:span text:style-name="T2">contient la documentation de gimp.</text:span></text:p>
      <text:p text:style-name="P1">etc :</text:p>
      <text:p text:style-name="P1">libgimp :<text:span text:style-name="T3">contient les librairies propre a gimp. </text:span></text:p>
      <text:p text:style-name="P1">libgimpbase :</text:p>
      <text:p text:style-name="P1">libgimpcolor :</text:p>
      <text:p text:style-name="P1">libgimpsconfig :</text:p>
      <text:p text:style-name="P1">libgimpmath :</text:p>
      <text:p text:style-name="P1">libgimpmodule :</text:p>
      <text:p text:style-name="P1">libgimpthumb :</text:p>
      <text:p text:style-name="P1">libgimpwidgets :</text:p>
      <text:p text:style-name="P1">m4macros :</text:p>
      <text:p text:style-name="P1">menus :</text:p>
      <text:p text:style-name="P1">modules :</text:p>
      <text:p text:style-name="P1">plug-ins :</text:p>
      <text:p text:style-name="P1">po :<text:span text:style-name="T4">contient les fichiers de langues</text:span></text:p>
      <text:p text:style-name="P1">po-libgimp :<text:span text:style-name="T4">contient les fichiers de langues pour le dossier correspondant</text:span></text:p>
      <text:p text:style-name="P2">po-plug-ins :<text:span text:style-name="T4">contient les fichiers de langues pour le dossier correspondant</text:span></text:p>
      <text:p text:style-name="P2">po-python :<text:span text:style-name="T4">contient les fichiers de langues pour le dossier correspondant</text:span></text:p>
      <text:p text:style-name="P2">po-script-fu :<text:span text:style-name="T4">contient les fichiers de langues pour le dossier correspondant</text:span></text:p>
      <text:p text:style-name="P2">po-tips :<text:span text:style-name="T4">contient les fichiers de langues pour le dossier correspondant</text:span></text:p>
      <text:p text:style-name="P1">themes :</text:p>
      <text:p text:style-name="P1">tool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8:16.890546609</meta:creation-date>
    <meta:generator>LibreOffice/4.4.6.3$Linux_X86_64 LibreOffice_project/40m0$Build-3</meta:generator>
    <dc:date>2017-10-10T10:14:20.642932351</dc:date>
    <meta:editing-duration>PT6M</meta:editing-duration>
    <meta:editing-cycles>6</meta:editing-cycles>
    <meta:document-statistic meta:table-count="0" meta:image-count="0" meta:object-count="0" meta:page-count="1" meta:paragraph-count="29" meta:word-count="116" meta:character-count="742" meta:non-whitespace-character-count="653"/>
  </office:meta>
</office:document-meta>
</file>